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023" officeooo:paragraph-rsid="0075830f"/>
    </style:style>
    <style:style style:name="P2" style:family="paragraph" style:parent-style-name="Standard">
      <style:text-properties officeooo:rsid="0016a023" officeooo:paragraph-rsid="007de4a8"/>
    </style:style>
    <style:style style:name="P3" style:family="paragraph" style:parent-style-name="Standard">
      <style:text-properties style:font-name="Liberation Mono" fo:font-size="10pt" officeooo:rsid="002832d4" officeooo:paragraph-rsid="0075830f" fo:background-color="#eeeeee" style:font-size-asian="10pt" style:font-size-complex="10pt"/>
    </style:style>
    <style:style style:name="P4" style:family="paragraph" style:parent-style-name="Standard">
      <style:text-properties style:font-name="Liberation Mono" officeooo:rsid="002a8a0a" officeooo:paragraph-rsid="0075830f" fo:background-color="#eeeeee"/>
    </style:style>
    <style:style style:name="P5" style:family="paragraph" style:parent-style-name="Standard">
      <style:text-properties officeooo:rsid="0017c0f7" officeooo:paragraph-rsid="0075830f"/>
    </style:style>
    <style:style style:name="P6" style:family="paragraph" style:parent-style-name="Standard">
      <style:text-properties fo:font-weight="bold" officeooo:rsid="0017c0f7" officeooo:paragraph-rsid="0075830f" style:font-weight-asian="bold" style:font-weight-complex="bold"/>
    </style:style>
    <style:style style:name="P7" style:family="paragraph" style:parent-style-name="Standard">
      <style:text-properties officeooo:rsid="001ea21f" officeooo:paragraph-rsid="0075830f"/>
    </style:style>
    <style:style style:name="P8" style:family="paragraph" style:parent-style-name="Standard">
      <style:text-properties officeooo:rsid="001ec4a9" officeooo:paragraph-rsid="0075830f"/>
    </style:style>
    <style:style style:name="P9" style:family="paragraph" style:parent-style-name="Standard">
      <style:text-properties style:font-name="Liberation Serif" fo:font-size="12pt" officeooo:rsid="0033cf9b" officeooo:paragraph-rsid="0075830f" fo:background-color="transparent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3b1baf" officeooo:paragraph-rsid="0075830f" fo:background-color="transparent" style:font-size-asian="12pt" style:font-size-complex="12pt"/>
    </style:style>
    <style:style style:name="P11" style:family="paragraph" style:parent-style-name="Standard">
      <style:text-properties officeooo:rsid="0026bb29" officeooo:paragraph-rsid="0075830f"/>
    </style:style>
    <style:style style:name="P12" style:family="paragraph" style:parent-style-name="Standard">
      <style:text-properties officeooo:rsid="00273552" officeooo:paragraph-rsid="0075830f"/>
    </style:style>
    <style:style style:name="P13" style:family="paragraph" style:parent-style-name="Standard">
      <style:text-properties officeooo:rsid="0027e121" officeooo:paragraph-rsid="0075830f"/>
    </style:style>
    <style:style style:name="P14" style:family="paragraph" style:parent-style-name="Standard">
      <style:text-properties officeooo:rsid="002d1153" officeooo:paragraph-rsid="0075830f"/>
    </style:style>
    <style:style style:name="P15" style:family="paragraph" style:parent-style-name="Standard">
      <style:text-properties officeooo:rsid="003c55f4" officeooo:paragraph-rsid="0075830f"/>
    </style:style>
    <style:style style:name="P16" style:family="paragraph" style:parent-style-name="Standard">
      <style:text-properties officeooo:paragraph-rsid="0075830f"/>
    </style:style>
    <style:style style:name="P1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normal" officeooo:rsid="003e58e8" officeooo:paragraph-rsid="0075830f" fo:background-color="transparent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fo:font-weight="bold" officeooo:rsid="003e58e8" officeooo:paragraph-rsid="0075830f" style:font-style-asian="normal" style:font-weight-asian="bold" style:font-style-complex="normal" style:font-weight-complex="bold"/>
    </style:style>
    <style:style style:name="P1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3c55f4" officeooo:paragraph-rsid="0075830f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050ec" officeooo:paragraph-rsid="0075830f" fo:background-color="transparent" style:font-weight-asian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normal" officeooo:rsid="004050ec" officeooo:paragraph-rsid="0075830f" fo:background-color="transparent" style:font-weight-asian="normal" style:font-weight-complex="normal"/>
    </style:style>
    <style:style style:name="P22" style:family="paragraph" style:parent-style-name="Text_20_body">
      <style:paragraph-properties fo:text-align="end" style:justify-single-word="false"/>
      <style:text-properties fo:font-size="10pt" fo:font-weight="normal" officeooo:rsid="00305df1" officeooo:paragraph-rsid="0075830f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text-align="end" style:justify-single-word="false"/>
      <style:text-properties fo:font-size="10pt" fo:font-weight="normal" officeooo:rsid="001ea24e" officeooo:paragraph-rsid="0075830f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text-align="end" style:justify-single-word="false"/>
      <style:text-properties fo:font-size="10pt" officeooo:rsid="0075830f" officeooo:paragraph-rsid="0075830f" style:font-size-asian="10pt" style:font-size-complex="10pt"/>
    </style:style>
    <style:style style:name="P25" style:family="paragraph" style:parent-style-name="Text_20_body">
      <style:text-properties officeooo:rsid="004c7a30" officeooo:paragraph-rsid="0075830f"/>
    </style:style>
    <style:style style:name="P26" style:family="paragraph" style:parent-style-name="Text_20_body">
      <style:text-properties officeooo:paragraph-rsid="0075830f"/>
    </style:style>
    <style:style style:name="P27" style:family="paragraph" style:parent-style-name="Text_20_body">
      <style:text-properties officeooo:paragraph-rsid="0075c6b7"/>
    </style:style>
    <style:style style:name="P28" style:family="paragraph" style:parent-style-name="Title">
      <style:text-properties officeooo:paragraph-rsid="0075830f"/>
    </style:style>
    <style:style style:name="P29" style:family="paragraph" style:parent-style-name="CODE">
      <style:text-properties style:font-name="Liberation Mono" fo:font-size="10pt" officeooo:rsid="0021c1db" fo:background-color="#eeeeee" style:font-size-asian="10pt" style:font-size-complex="10pt"/>
    </style:style>
    <style:style style:name="P30" style:family="paragraph" style:parent-style-name="CODE">
      <style:text-properties officeooo:rsid="0023e6ec" fo:background-color="#eeeeee"/>
    </style:style>
    <style:style style:name="P31" style:family="paragraph" style:parent-style-name="Standard">
      <style:text-properties officeooo:rsid="0017c0f7" officeooo:paragraph-rsid="0075830f"/>
    </style:style>
    <style:style style:name="P32" style:family="paragraph" style:parent-style-name="Heading_20_1">
      <style:text-properties officeooo:paragraph-rsid="0075830f"/>
    </style:style>
    <style:style style:name="P33" style:family="paragraph" style:parent-style-name="Heading_20_2">
      <style:text-properties officeooo:paragraph-rsid="0075830f"/>
    </style:style>
    <style:style style:name="P34" style:family="paragraph" style:parent-style-name="Heading_20_3">
      <style:text-properties officeooo:paragraph-rsid="0075830f"/>
    </style:style>
    <style:style style:name="P35" style:family="paragraph" style:parent-style-name="Heading_20_3">
      <style:text-properties officeooo:rsid="001ec4a9" officeooo:paragraph-rsid="0075830f"/>
    </style:style>
    <style:style style:name="P36" style:family="paragraph" style:parent-style-name="Text_20_body">
      <style:paragraph-properties fo:text-align="end" style:justify-single-word="false"/>
      <style:text-properties fo:font-size="10pt" officeooo:rsid="0075830f" officeooo:paragraph-rsid="0075830f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c1db" style:font-weight-asian="bold" style:font-weight-complex="bold"/>
    </style:style>
    <style:style style:name="T3" style:family="text">
      <style:text-properties fo:font-weight="bold" officeooo:rsid="0032b37d" style:font-weight-asian="bold" style:font-weight-complex="bold"/>
    </style:style>
    <style:style style:name="T4" style:family="text">
      <style:text-properties fo:font-weight="bold" officeooo:rsid="003e58e8" style:font-weight-asian="bold" style:font-weight-complex="bold"/>
    </style:style>
    <style:style style:name="T5" style:family="text">
      <style:text-properties fo:font-weight="bold" officeooo:rsid="0075c6b7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e58e8" style:font-weight-asian="normal" style:font-weight-complex="normal"/>
    </style:style>
    <style:style style:name="T8" style:family="text">
      <style:text-properties fo:font-weight="normal" officeooo:rsid="0075c6b7" style:font-weight-asian="normal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20590b" style:font-size-asian="8pt" style:font-size-complex="8pt"/>
    </style:style>
    <style:style style:name="T11" style:family="text">
      <style:text-properties fo:font-size="8pt" officeooo:rsid="005d0b36" style:font-size-asian="8pt" style:font-size-complex="8pt"/>
    </style:style>
    <style:style style:name="T12" style:family="text">
      <style:text-properties fo:font-size="8pt" officeooo:rsid="0071fe26" style:font-size-asian="8pt" style:font-size-complex="8pt"/>
    </style:style>
    <style:style style:name="T13" style:family="text">
      <style:text-properties style:font-name="Liberation Serif" fo:font-weight="bold" officeooo:rsid="0023e6ec" style:font-weight-asian="bold" style:font-weight-complex="bold"/>
    </style:style>
    <style:style style:name="T14" style:family="text">
      <style:text-properties style:font-name="Liberation Serif" fo:font-weight="bold" officeooo:rsid="002590b4" style:font-weight-asian="bold" style:font-weight-complex="bold"/>
    </style:style>
    <style:style style:name="T15" style:family="text">
      <style:text-properties style:font-name="Liberation Serif" officeooo:rsid="0023e6ec"/>
    </style:style>
    <style:style style:name="T16" style:family="text">
      <style:text-properties fo:color="#7da7d8" loext:opacity="100%" fo:font-weight="bold" style:font-weight-asian="bold" style:font-weight-complex="bold"/>
    </style:style>
    <style:style style:name="T17" style:family="text">
      <style:text-properties officeooo:rsid="0023e6ec" fo:background-color="transparent" loext:char-shading-value="0"/>
    </style:style>
    <style:style style:name="T18" style:family="text">
      <style:text-properties officeooo:rsid="002bf3e0" fo:background-color="transparent" loext:char-shading-value="0"/>
    </style:style>
    <style:style style:name="T19" style:family="text">
      <style:text-properties officeooo:rsid="00184c75"/>
    </style:style>
    <style:style style:name="T20" style:family="text">
      <style:text-properties officeooo:rsid="003028cb"/>
    </style:style>
    <style:style style:name="T21" style:family="text">
      <style:text-properties officeooo:rsid="001ea21f"/>
    </style:style>
    <style:style style:name="T22" style:family="text">
      <style:text-properties officeooo:rsid="00306c65"/>
    </style:style>
    <style:style style:name="T23" style:family="text">
      <style:text-properties officeooo:rsid="0023e6ec" fo:background-color="#eeeeee" loext:char-shading-value="0"/>
    </style:style>
    <style:style style:name="T24" style:family="text">
      <style:text-properties officeooo:rsid="0021c1db" fo:background-color="#eeeeee" loext:char-shading-value="0"/>
    </style:style>
    <style:style style:name="T25" style:family="text">
      <style:text-properties officeooo:rsid="003bca56"/>
    </style:style>
    <style:style style:name="T26" style:family="text">
      <style:text-properties officeooo:rsid="0036b439"/>
    </style:style>
    <style:style style:name="T27" style:family="text">
      <style:text-properties officeooo:rsid="002a3e39"/>
    </style:style>
    <style:style style:name="T28" style:family="text">
      <style:text-properties officeooo:rsid="003887c4"/>
    </style:style>
    <style:style style:name="T29" style:family="text">
      <style:text-properties officeooo:rsid="002bf3e0"/>
    </style:style>
    <style:style style:name="T30" style:family="text">
      <style:text-properties officeooo:rsid="0032c0ae"/>
    </style:style>
    <style:style style:name="T31" style:family="text">
      <style:text-properties officeooo:rsid="00357a62"/>
    </style:style>
    <style:style style:name="T32" style:family="text">
      <style:text-properties officeooo:rsid="003b2dc0"/>
    </style:style>
    <style:style style:name="T33" style:family="text">
      <style:text-properties officeooo:rsid="003e58e8"/>
    </style:style>
    <style:style style:name="T34" style:family="text">
      <style:text-properties officeooo:rsid="003d4954"/>
    </style:style>
    <style:style style:name="T35" style:family="text">
      <style:text-properties officeooo:rsid="0054c721"/>
    </style:style>
    <style:style style:name="T36" style:family="text">
      <style:text-properties officeooo:rsid="007ab2f7"/>
    </style:style>
    <style:style style:name="T37" style:family="text">
      <style:text-properties officeooo:rsid="007de4a8"/>
    </style:style>
    <style:style style:name="T38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ClojureScript</text:p>
      <text:p text:style-name="P23"><text:span text:style-name="T9">Last updated </text:span><text:span text:style-name="T10">202</text:span><text:span text:style-name="T11">20</text:span><text:span text:style-name="T12">515</text:span></text:p>
      <text:p text:style-name="P24"><text:a xlink:type="simple" xlink:href="https://clojurescript.org/" text:style-name="Internet_20_link" text:visited-style-name="Visited_20_Internet_20_Link"><text:span text:style-name="T38">https://clojurescript.org/</text:span></text:a></text:p>
      <text:p text:style-name="P24">Clojure Compiled to Javascript</text:p>
      <text:h text:style-name="P32" text:outline-level="1">shadow-cljs</text:h>
      <text:h text:style-name="Heading_20_2" text:outline-level="2">Install <text:span text:style-name="T1">nodejs</text:span></text:h>
      <text:p text:style-name="P22"/>
      <text:p text:style-name="P2"><text:tab/><text:span text:style-name="T37">D</text:span><text:span text:style-name="T19">ownload Current: </text:span><text:a xlink:type="simple" xlink:href="https://nodejs.org/en/" text:style-name="Internet_20_link" text:visited-style-name="Visited_20_Internet_20_Link">https://nodejs.org/en/</text:a> </text:p>
      <text:p text:style-name="P1"><text:tab/><text:span text:style-name="T19">F</text:span>ollow the installation instructions:</text:p>
      <text:p text:style-name="P1"><text:a xlink:type="simple" xlink:href="https://github.com/nodejs/help/wiki/Installation#how-to-install-nodejs-via-binary-archive-on-linux" text:style-name="Internet_20_link" text:visited-style-name="Visited_20_Internet_20_Link">https://github.com/nodejs/help/wiki/Installation#how-to-install-nodejs-via-binary-archive-on-linux</text:a></text:p>
      <text:p text:style-name="P1"/>
      <text:p text:style-name="CODE">$ npm init <text:s text:c="3"/></text:p>
      <text:p text:style-name="P5"><text:tab/><text:span text:style-name="T20">W</text:span>alks through creating a <text:span text:style-name="T1">package.json</text:span></text:p>
      <text:p text:style-name="P5"><text:tab/><text:span text:style-name="T20">S</text:span>elect all <text:span text:style-name="T20">D</text:span>efaults</text:p>
      <text:p text:style-name="P5"/>
      <text:h text:style-name="Heading_20_2" text:outline-level="2">package.json</text:h>
      <text:h text:style-name="P34" text:outline-level="3">Defaults</text:h>
      <text:p text:style-name="CODE">{</text:p>
      <text:p text:style-name="CODE"><text:s text:c="2"/>"name": "cljs",</text:p>
      <text:p text:style-name="CODE"><text:s text:c="2"/>"version": "1.0.0",</text:p>
      <text:p text:style-name="CODE"><text:s text:c="2"/>"description": "",</text:p>
      <text:p text:style-name="CODE"><text:s text:c="2"/>"main": "index.js",</text:p>
      <text:p text:style-name="CODE"><text:s text:c="2"/>"scripts": {</text:p>
      <text:p text:style-name="CODE"><text:s text:c="4"/>"test": "echo \"Error: no test specified\" &amp;&amp; exit 1"</text:p>
      <text:p text:style-name="CODE"><text:s text:c="2"/>},</text:p>
      <text:p text:style-name="CODE"><text:s text:c="2"/>"repository": {</text:p>
      <text:p text:style-name="CODE"><text:s text:c="4"/>"type": "git",</text:p>
      <text:p text:style-name="CODE"><text:s text:c="4"/>"url": "git+ssh://git@bitbucket.org/___/cljs.git"</text:p>
      <text:p text:style-name="CODE"><text:s text:c="2"/>},</text:p>
      <text:p text:style-name="CODE"><text:s text:c="2"/>"author": "",</text:p>
      <text:p text:style-name="CODE"><text:s text:c="2"/>"license": "ISC",</text:p>
      <text:p text:style-name="CODE"><text:s text:c="2"/>"bugs": {</text:p>
      <text:p text:style-name="CODE"><text:s text:c="4"/>"url": "https://bitbucket.org/___/cljs/issues"</text:p>
      <text:p text:style-name="CODE"><text:s text:c="2"/>},</text:p>
      <text:p text:style-name="CODE"><text:s text:c="2"/>"homepage": "https://bitbucket.org/___/cljs#readme"</text:p>
      <text:p text:style-name="CODE">}</text:p>
      <text:p text:style-name="P5"/>
      <text:p text:style-name="P6">“<text:span text:style-name="T21">scripts” </text:span></text:p>
      <text:p text:style-name="P7"><text:tab/>defines a small script that you can run with a name</text:p>
      <text:p text:style-name="P5"><text:tab/></text:p>
      <text:h text:style-name="P34" text:outline-level="3"><text:span text:style-name="T22">G</text:span>lobal <text:span text:style-name="T22">I</text:span>nstallation</text:h>
      <text:p text:style-name="CODE">$ npm install -g shadow—cljs</text:p>
      <text:h text:style-name="P35" text:outline-level="3">Local <text:span text:style-name="T22">I</text:span>nstallation</text:h>
      <text:p text:style-name="P29">$ npm install –save-dev shadow-cljs</text:p>
      <text:p text:style-name="P8"><text:tab/><text:span text:style-name="T1">--</text:span><text:span text:style-name="T2">save-dev <text:s/></text:span></text:p>
      <text:p text:style-name="P30">$ man npm</text:p>
      <text:p text:style-name="CODE"><text:span text:style-name="T17"><text:tab/></text:span><text:span text:style-name="T23">… <text:s/></text:span><text:span text:style-name="T24">`-D, --save-dev`: Package will appear in your `devDependencies`. <text:s text:c="2"/>… </text:span></text:p>
      <text:p text:style-name="P8"><text:soft-page-break/><text:span text:style-name="T13"><text:tab/>devDependencies</text:span><text:span text:style-name="T15"> local copies of libraries used, those libraries are stored in </text:span><text:span text:style-name="T14">project.json</text:span></text:p>
      <text:p text:style-name="P11"><text:span text:style-name="T1"><text:tab/>node-modules</text:span> : node modules <text:span text:style-name="T20">directory</text:span> has all <text:span text:style-name="T20">dependency</text:span> code</text:p>
      <text:p text:style-name="P11"><text:span text:style-name="T1"><text:tab/>package-lock.json</text:span> : <text:s/>describes the specific version numbers in node-modules, for <text:span text:style-name="T20">reproducibility</text:span></text:p>
      <text:p text:style-name="P16"/>
      <text:p text:style-name="P27"><text:span text:style-name="T16">NOTE </text:span><text:span text:style-name="T8">example</text:span><text:span text:style-name="T5"> .</text:span><text:span text:style-name="T1">gitignore</text:span> file for <text:span text:style-name="T1">shadow-cljs</text:span></text:p>
      <text:p text:style-name="CODE">*~</text:p>
      <text:p text:style-name="CODE">*#</text:p>
      <text:p text:style-name="CODE">*.swp</text:p>
      <text:p text:style-name="CODE">1</text:p>
      <text:p text:style-name="CODE">.login</text:p>
      <text:p text:style-name="CODE">*tmp*</text:p>
      <text:p text:style-name="CODE">*node_modules* <text:s text:c="9"/># local source copies of devDependencies</text:p>
      <text:p text:style-name="CODE">*.shadow-cljs* <text:s text:c="9"/># used for shadow-cljs’ own purposes</text:p>
      <text:p text:style-name="CODE">*public/compiledjs/* <text:s text:c="3"/># compiled artifacts</text:p>
      <text:h text:style-name="Heading_20_2" text:outline-level="2"><text:span text:style-name="T25">INIT </text:span>Project</text:h>
      <text:p text:style-name="P11"/>
      <text:p text:style-name="CODE">$ npx shadow-cljs init <text:s text:c="2"/># npx : npm execute a local devDependancy</text:p>
      <text:p text:style-name="P8"/>
      <text:p text:style-name="P12"><text:span text:style-name="T1">shadow-cljs.edn</text:span> where shadow stores build parameters for compiling clojurescript</text:p>
      <text:p text:style-name="P12"/>
      <text:p text:style-name="CODE">$ mkdir src</text:p>
      <text:p text:style-name="CODE">$ mkdir main</text:p>
      <text:p text:style-name="CODE">$ mkdir <text:span text:style-name="T26">&lt;PROJECT_NAME&gt;</text:span></text:p>
      <text:p text:style-name="CODE">$ &lt;EDITOR&gt; <text:span text:style-name="T26">src/main/&lt;PROJECT_NAME&gt;/</text:span>main.cljs</text:p>
      <text:p text:style-name="CODE">(ns cljs.main)</text:p>
      <text:p text:style-name="CODE">(defn -main [] (println "hazzah")) <text:s text:c="9"/>;; <text:span text:style-name="T27">init function</text:span></text:p>
      <text:p text:style-name="CODE">(defn -reload [] (println "..reloaded")) <text:s text:c="4"/>;; <text:span text:style-name="T27">DEV reload function</text:span></text:p>
      <text:p text:style-name="P13"/>
      <text:p text:style-name="P14"><text:span text:style-name="T16">NOTE </text:span><text:span text:style-name="T1">(println ):</text:span><text:span text:style-name="T3">clojure :: </text:span><text:span text:style-name="T1">console.log():</text:span><text:span text:style-name="T3">javascript</text:span></text:p>
      <text:p text:style-name="P13"/>
      <text:p text:style-name="CODE">$ &lt;EDITOR&gt; shadow-cljs.edn</text:p>
      <text:p text:style-name="CODE">;; shadow-cljs configuration</text:p>
      <text:p text:style-name="CODE">{:source-paths</text:p>
      <text:p text:style-name="CODE"><text:s/>["src/dev"</text:p>
      <text:p text:style-name="CODE"><text:s text:c="2"/>"src/main"</text:p>
      <text:p text:style-name="CODE"><text:s text:c="2"/>"src/test"]</text:p>
      <text:p text:style-name="CODE">:dependencies</text:p>
      <text:p text:style-name="CODE"><text:s/>[]</text:p>
      <text:p text:style-name="CODE">:dev-http {1717 "public/"} <text:s/>;; start a server, serve directory, here “public/”</text:p>
      <text:p text:style-name="CODE">:builds</text:p>
      <text:p text:style-name="CODE"><text:s text:c="2"/>{:app {:output-dir "public/compiledjs/" <text:s text:c="2"/>;; needs its own directory</text:p>
      <text:p text:style-name="CODE"><text:tab/> :asset-path "compiledjs" <text:s text:c="10"/>;; relative directory</text:p>
      <text:p text:style-name="CODE"><text:tab/> :target :browser <text:s text:c="18"/>;; many targets, here ‘browser’</text:p>
      <text:p text:style-name="CODE"><text:tab/> :modules {:main {:init-fn cljs.main/-main}} <text:s/>;; run init function</text:p>
      <text:p text:style-name="CODE"><text:tab/> :devtools {:after-load cljs.main/-reload}}}} <text:s/>;; run when dev reloads</text:p>
      <text:p text:style-name="CODE"/>
      <text:p text:style-name="CODE">$ &lt;EDITOR&gt; <text:span text:style-name="T28">public/index.html</text:span></text:p>
      <text:p text:style-name="CODE">&lt;body&gt;</text:p>
      <text:p text:style-name="CODE"><text:s text:c="2"/>&lt;script src="compiledjs/main.js"&gt;&lt;/script&gt;</text:p>
      <text:p text:style-name="P3"/>
      <text:h text:style-name="Heading_20_2" text:outline-level="2"><text:span text:style-name="T25">DEV </text:span>Live Reloading</text:h>
      <text:p text:style-name="P3"/>
      <text:p text:style-name="CODE"><text:span text:style-name="T18"><text:tab/></text:span><text:span text:style-name="T29">$</text:span> npx shadow-cljs watch app <text:s text:c="2"/><text:span text:style-name="T29"># start the DEV reloader</text:span></text:p>
      <text:p text:style-name="CODE">… <text:span text:style-name="T30">shadow-cljs – HTTP server available at http://localhost:1717</text:span></text:p>
      <text:p text:style-name="CODE">[:app] Build completed. … </text:p>
      <text:p text:style-name="P9"/>
      <text:p text:style-name="P9"><text:tab/>Put server address into the <text:span text:style-name="T31">browser.</text:span></text:p>
      <text:p text:style-name="P9"><text:tab/>Now when the source files are changed the browser is automatically reloaded</text:p>
      <text:p text:style-name="P9"/>
      <text:p text:style-name="P10"><text:span text:style-name="T16">NOTE</text:span> <text:span text:style-name="T32">nam</text:span>ing <text:span text:style-name="T32">a</text:span> project <text:s/>“<text:span text:style-name="T1">cljs</text:span>”, <text:span text:style-name="T32">ie</text:span> <text:span text:style-name="T1">(ns cljs.main)</text:span>, causes breaking issues</text:p>
      <text:p text:style-name="P3"><text:soft-page-break/></text:p>
      <text:p text:style-name="P4"/>
      <text:h text:style-name="Heading_20_2" text:outline-level="2">Project Dependencies</text:h>
      <text:p text:style-name="P15"><text:span text:style-name="T33">For</text:span> Clojure dependencies <text:span text:style-name="T33">add to:</text:span></text:p>
      <text:p text:style-name="P19"><text:s/><text:span text:style-name="T1">shadow-cljs.edn </text:span><text:span text:style-name="T6"><text:s/></text:span><text:span text:style-name="T7">in </text:span><text:span text:style-name="T4">:dependencies</text:span></text:p>
      <text:p text:style-name="CODE">{..</text:p>
      <text:p text:style-name="CODE"><text:tab/>:dependencies [</text:p>
      <text:p text:style-name="CODE"><text:tab/><text:tab/><text:span text:style-name="T36">LIB.NAME.SPACE</text:span><text:span text:style-name="T34"> </text:span>“0.<text:span text:style-name="T34">1</text:span>.<text:span text:style-name="T34">7</text:span>”]</text:p>
      <text:p text:style-name="CODE">..}</text:p>
      <text:p text:style-name="P17">and </text:p>
      <text:p text:style-name="P18">/src/main/PROJECT/main.cljs <text:span text:style-name="T6">in </text:span>:require</text:p>
      <text:p text:style-name="CODE"><text:span text:style-name="T1"><text:tab/></text:span><text:span text:style-name="T7">(ns PROJECT.main</text:span></text:p>
      <text:p text:style-name="CODE"><text:tab/><text:tab/>(:require [<text:span text:style-name="T35">PROJECT</text:span>.<text:span text:style-name="T36">LIB</text:span><text:span text:style-name="T35">-</text:span><text:span text:style-name="T36">NAME</text:span><text:span text:style-name="T35">-</text:span><text:span text:style-name="T36">SPACE</text:span> :as <text:span text:style-name="T35">SUB</text:span>]))</text:p>
      <text:p text:style-name="P21"/>
      <text:p text:style-name="P20"/>
      <text:h text:style-name="P32" text:outline-level="1">figwheel</text:h>
      <text:p text:style-name="CODE">$ lein new figwheel-main &lt;PROJECT_NAME&gt;</text:p>
      <text:p text:style-name="CODE">run the live reloader</text:p>
      <text:p text:style-name="CODE">$ lein fig:build</text:p>
      <text:h text:style-name="P32" text:outline-level="1">Local JS</text:h>
      <text:h text:style-name="Heading_20_2" text:outline-level="2">Shadow cljs</text:h>
      <text:p text:style-name="CODE">(ns demo.app</text:p>
      <text:p text:style-name="CODE"><text:s text:c="2"/>(:require</text:p>
      <text:p text:style-name="CODE"><text:s text:c="4"/>["/some-library/components/foo" :as foo]</text:p>
      <text:p text:style-name="CODE"><text:s text:c="4"/>["./bar" :as bar :refer (myComponent)]))</text:p>
      <text:p text:style-name="P26"><text:a xlink:type="simple" xlink:href="https://shadow-cljs.github.io/docs/UsersGuide.html#_requiring_js" text:style-name="Internet_20_link" text:visited-style-name="Visited_20_Internet_20_Link">https://shadow-cljs.github.io/docs/UsersGuide.html#_requiring_js</text:a></text:p>
      <text:h text:style-name="P32" text:outline-level="1">Deploy</text:h>
      <text:p text:style-name="CODE">&lt;!DOCTYPE html&gt;</text:p>
      <text:p text:style-name="CODE">&lt;html lang=”en”&gt;</text:p>
      <text:p text:style-name="CODE">&lt;head&gt;</text:p>
      <text:p text:style-name="CODE">&lt;title&gt;PROJECT TITLE&lt;/title&gt;</text:p>
      <text:p text:style-name="CODE">&lt;meta name=”viewport” content=”width=device=width, initial-scale=1”&gt; &lt;!-- for mobile&gt;&lt;/--&gt;</text:p>
      <text:p text:style-name="CODE">&lt;/head&gt;</text:p>
      <text:h text:style-name="P33" text:outline-level="2">Add Deploy Command</text:h>
      <text:p text:style-name="P25">Into <text:span text:style-name="T1">package.json</text:span></text:p>
      <text:p text:style-name="CODE">“scripts”: {</text:p>
      <text:p text:style-name="CODE"><text:tab/>“build” : “shadow-cljs release –verbose app”</text:p>
      <text:p text:style-name="CODE">}</text:p>
      <text:h text:style-name="P34" text:outline-level="3">Can run the command ad hoc</text:h>
      <text:p text:style-name="CODE">$ npx shadow-cljs realease app</text:p>
      <text:p text:style-name="CODE">&lt;long compilation time&gt;</text:p>
      <text:h text:style-name="P32" text:outline-level="1">JS to CLJS Examples</text:h>
      <text:p text:style-name="CODE">var el=document.getElementById(“SOME-ID”)</text:p>
      <text:p text:style-name="CODE">(let [el (.getElementById js/document “SOME-ID”)] )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0ab3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5in" fo:margin-right="0in" fo:margin-top="0.139in" fo:margin-bottom="0.0835in" style:contextual-spacing="false" fo:text-indent="0in" style:auto-text-indent="false"/>
      <style:text-properties fo:color="#e8a202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972in" fo:margin-bottom="0.0835in" style:contextual-spacing="false" fo:text-indent="0in" style:auto-text-indent="false"/>
      <style:text-properties fo:color="#87d1d1" loext:opacity="100%"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0.75in" fo:margin-right="0in" fo:margin-top="0.0835in" fo:margin-bottom="0.0835in" style:contextual-spacing="false" fo:text-indent="0in" style:auto-text-indent="false" style:page-number="auto" style:shadow="none"/>
      <style:text-properties fo:color="#f68e76" loext:opacity="100%" fo:font-size="95%" fo:font-style="normal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1in" fo:margin-right="0in" fo:margin-top="0.0835in" fo:margin-bottom="0.0417in" style:contextual-spacing="false" fo:text-indent="0in" style:auto-text-indent="false"/>
      <style:text-properties fo:color="#aa55a1" loext:opacity="100%" fo:font-size="85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OTE" style:family="paragraph" style:parent-style-name="Heading_20_7"/>
    <style:style style:name="CODE" style:family="paragraph" style:parent-style-name="Salutation" style:master-page-name="">
      <loext:graphic-properties draw:fill="solid" draw:fill-color="#eeeeee"/>
      <style:paragraph-properties fo:margin-left="1in" fo:margin-right="0in" fo:margin-top="0in" fo:margin-bottom="0in" style:contextual-spacing="false" fo:line-height="100%" fo:text-align="justify" style:justify-single-word="false" fo:text-indent="0in" style:auto-text-indent="false" style:page-number="auto" fo:background-color="#eeeeee" fo:padding="0.0201in" fo:border="0.06pt solid #cccccc" style:shadow="none" style:snap-to-layout-grid="false">
        <style:tab-stops/>
      </style:paragraph-properties>
      <style:text-properties style:font-name="Liberation Mono1" fo:font-family="'Liberation Mono'" style:font-style-name="Regular" style:font-family-generic="modern" style:font-pitch="fixed" fo:font-size="8pt" officeooo:rsid="00211048" fo:background-color="transparent" style:font-size-asian="10.5pt"/>
    </style:style>
    <style:style style:name="QUOTE" style:family="paragraph" style:parent-style-name="Text_20_body">
      <loext:graphic-properties draw:fill="solid" draw:fill-color="#ffd8ce"/>
      <style:paragraph-properties fo:margin-left="1in" fo:margin-right="1in" fo:line-height="100%" fo:text-indent="0in" style:auto-text-indent="false" fo:background-color="#ffd8ce"/>
      <style:text-properties fo:font-size="9pt" fo:background-color="transparent" style:font-size-asian="10.5pt"/>
    </style:style>
    <style:style style:name="LivingDoc" style:family="paragraph" style:parent-style-name="Text_20_body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7:56:12.124471333</meta:creation-date>
    <dc:date>2022-05-16T22:35:58.600959385</dc:date>
    <meta:editing-duration>P1DT11H10M15S</meta:editing-duration>
    <meta:editing-cycles>92</meta:editing-cycles>
    <meta:generator>LibreOffice/7.1.8.1$Linux_X86_64 LibreOffice_project/10$Build-1</meta:generator>
    <meta:document-statistic meta:table-count="0" meta:image-count="0" meta:object-count="0" meta:page-count="3" meta:paragraph-count="132" meta:word-count="468" meta:character-count="3896" meta:non-whitespace-character-count="3382"/>
  </office:meta>
</office:document-meta>
</file>